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NCLIM</text:p>
          </table:table-cell>
          <table:table-cell office:value-type="string" calcext:value-type="string">
            <text:p>LOWPREC</text:p>
          </table:table-cell>
          <table:table-cell office:value-type="string" calcext:value-type="string">
            <text:p>reduction</text:p>
          </table:table-cell>
          <table:table-cell office:value-type="string" calcext:value-type="string">
            <text:p>approach</text:p>
          </table:table-cell>
        </table:table-row>
        <table:table-row table:style-name="ro1">
          <table:table-cell office:value-type="string" calcext:value-type="string">
            <text:p>GPP</text:p>
          </table:table-cell>
          <table:table-cell office:value-type="float" office:value="2.28646301012662" calcext:value-type="float">
            <text:p>2,28646301012662</text:p>
          </table:table-cell>
          <table:table-cell office:value-type="float" office:value="1.16900567923234" calcext:value-type="float">
            <text:p>1,16900567923234</text:p>
          </table:table-cell>
          <table:table-cell table:formula="of:=([.B2]-[.C2])/[.B2]" office:value-type="float" office:value="0.488727491302121" calcext:value-type="float">
            <text:p>0,488727491302121</text:p>
          </table:table-cell>
          <table:table-cell office:value-type="string" calcext:value-type="string">
            <text:p>PLS</text:p>
          </table:table-cell>
        </table:table-row>
        <table:table-row table:style-name="ro1">
          <table:table-cell office:value-type="string" calcext:value-type="string">
            <text:p>ARESP</text:p>
          </table:table-cell>
          <table:table-cell office:value-type="float" office:value="1.50978724761813" calcext:value-type="float">
            <text:p>1,50978724761813</text:p>
          </table:table-cell>
          <table:table-cell office:value-type="float" office:value="1.23751422337576" calcext:value-type="float">
            <text:p>1,23751422337576</text:p>
          </table:table-cell>
          <table:table-cell table:formula="of:=([.B3]-[.C3])/[.C3]" office:value-type="float" office:value="0.220016076663465" calcext:value-type="float">
            <text:p>0,220016076663465</text:p>
          </table:table-cell>
          <table:table-cell office:value-type="string" calcext:value-type="string">
            <text:p>PLS</text:p>
          </table:table-cell>
        </table:table-row>
        <table:table-row table:style-name="ro1">
          <table:table-cell office:value-type="string" calcext:value-type="string">
            <text:p>NPP</text:p>
          </table:table-cell>
          <table:table-cell office:value-type="float" office:value="0.973584445849714" calcext:value-type="float">
            <text:p>0,973584445849714</text:p>
          </table:table-cell>
          <table:table-cell office:value-type="float" office:value="0.463490987085463" calcext:value-type="float">
            <text:p>0,463490987085463</text:p>
          </table:table-cell>
          <table:table-cell table:formula="of:=([.B4]-[.C4])/[.B4]" office:value-type="float" office:value="0.523933451215993" calcext:value-type="float">
            <text:p>0,523933451215993</text:p>
          </table:table-cell>
          <table:table-cell office:value-type="string" calcext:value-type="string">
            <text:p>PLS</text:p>
          </table:table-cell>
        </table:table-row>
        <table:table-row table:style-name="ro1">
          <table:table-cell office:value-type="string" calcext:value-type="string">
            <text:p>CMASS</text:p>
          </table:table-cell>
          <table:table-cell office:value-type="float" office:value="11.1034940802903" calcext:value-type="float">
            <text:p>11,1034940802903</text:p>
          </table:table-cell>
          <table:table-cell office:value-type="float" office:value="5.51002176399032" calcext:value-type="float">
            <text:p>5,51002176399032</text:p>
          </table:table-cell>
          <table:table-cell table:formula="of:=([.B5]-[.C5])/[.B5]" office:value-type="float" office:value="0.503757850983944" calcext:value-type="float">
            <text:p>0,503757850983944</text:p>
          </table:table-cell>
          <table:table-cell office:value-type="string" calcext:value-type="string">
            <text:p>PL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 style:data-style-name="N2" text:time-value="15:17:55.5664811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Rius</meta:initial-creator>
    <meta:creation-date>2019-02-10T11:11:55.757752891</meta:creation-date>
    <dc:date>2019-02-12T17:23:14.580843072</dc:date>
    <dc:creator>Bianca Rius</dc:creator>
    <meta:editing-duration>PT4H19M12S</meta:editing-duration>
    <meta:editing-cycles>3</meta:editing-cycles>
    <meta:generator>LibreOffice/6.0.3.2$Linux_X86_64 LibreOffice_project/00m0$Build-2</meta:generator>
    <meta:document-statistic meta:table-count="1" meta:cell-count="25" meta:object-count="0"/>
  </office:meta>
</office:document-meta>
</file>